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92in"/>
    </style:style>
    <style:style style:name="co2" style:family="table-column">
      <style:table-column-properties fo:break-before="auto" style:column-width="3.3744in"/>
    </style:style>
    <style:style style:name="co3" style:family="table-column">
      <style:table-column-properties fo:break-before="auto" style:column-width="4.6382in"/>
    </style:style>
    <style:style style:name="co4" style:family="table-column">
      <style:table-column-properties fo:break-before="auto" style:column-width="1.14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5.0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location_id</text:p>
          </table:table-cell>
          <table:table-cell office:value-type="string">
            <text:p>usage</text:p>
          </table:table-cell>
        </table:table-row>
        <table:table-row table:style-name="ro1">
          <table:table-cell office:value-type="string">
            <text:p>loc_gudang_bahan_awal_1</text:p>
          </table:table-cell>
          <table:table-cell office:value-type="string">
            <text:p>Stock 1 (Pusat)</text:p>
          </table:table-cell>
          <table:table-cell office:value-type="string">
            <text:p>Physical Locations / GBA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a_5_rak</text:p>
          </table:table-cell>
          <table:table-cell office:value-type="string">
            <text:p>Blok A 5 Rak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b_5_rak</text:p>
          </table:table-cell>
          <table:table-cell office:value-type="string">
            <text:p>Blok B 5 Rak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ok_c_palet_10</text:p>
          </table:table-cell>
          <table:table-cell office:value-type="string">
            <text:p>Bok C Palet 10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1</text:p>
          </table:table-cell>
          <table:table-cell office:value-type="string">
            <text:p>Rak A1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2</text:p>
          </table:table-cell>
          <table:table-cell office:value-type="string">
            <text:p>Rak A2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3</text:p>
          </table:table-cell>
          <table:table-cell office:value-type="string">
            <text:p>Rak A3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4</text:p>
          </table:table-cell>
          <table:table-cell office:value-type="string">
            <text:p>Rak A4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5</text:p>
          </table:table-cell>
          <table:table-cell office:value-type="string">
            <text:p>Rak A5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b1</text:p>
          </table:table-cell>
          <table:table-cell office:value-type="string">
            <text:p>Rak B1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b2</text:p>
          </table:table-cell>
          <table:table-cell office:value-type="string">
            <text:p>Rak B2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b3</text:p>
          </table:table-cell>
          <table:table-cell office:value-type="string">
            <text:p>Rak B3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b4</text:p>
          </table:table-cell>
          <table:table-cell office:value-type="string">
            <text:p>Rak B4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b5</text:p>
          </table:table-cell>
          <table:table-cell office:value-type="string">
            <text:p>Rak B5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1</text:p>
          </table:table-cell>
          <table:table-cell office:value-type="string">
            <text:p>Palet C1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2</text:p>
          </table:table-cell>
          <table:table-cell office:value-type="string">
            <text:p>Palet C2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3</text:p>
          </table:table-cell>
          <table:table-cell office:value-type="string">
            <text:p>Palet C3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4</text:p>
          </table:table-cell>
          <table:table-cell office:value-type="string">
            <text:p>Palet C4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5</text:p>
          </table:table-cell>
          <table:table-cell office:value-type="string">
            <text:p>Palet C5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6</text:p>
          </table:table-cell>
          <table:table-cell office:value-type="string">
            <text:p>Palet C6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7</text:p>
          </table:table-cell>
          <table:table-cell office:value-type="string">
            <text:p>Palet C7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8</text:p>
          </table:table-cell>
          <table:table-cell office:value-type="string">
            <text:p>Palet C8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9</text:p>
          </table:table-cell>
          <table:table-cell office:value-type="string">
            <text:p>Palet C9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10</text:p>
          </table:table-cell>
          <table:table-cell office:value-type="string">
            <text:p>Palet C10</text:p>
          </table:table-cell>
          <table:table-cell office:value-type="string">
            <text:p>Physical Locations / GBA / Stock / Stock 1 (Pusat)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area_terkondisikan</text:p>
          </table:table-cell>
          <table:table-cell office:value-type="string">
            <text:p>Area Terkondisikan</text:p>
          </table:table-cell>
          <table:table-cell office:value-type="string">
            <text:p>Physical Locations / GBA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1</text:p>
          </table:table-cell>
          <table:table-cell office:value-type="string">
            <text:p>Rak A1</text:p>
          </table:table-cell>
          <table:table-cell office:value-type="string">
            <text:p>Physical Locations / GBA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2</text:p>
          </table:table-cell>
          <table:table-cell office:value-type="string">
            <text:p>Rak A2</text:p>
          </table:table-cell>
          <table:table-cell office:value-type="string">
            <text:p>Physical Locations / GBA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3</text:p>
          </table:table-cell>
          <table:table-cell office:value-type="string">
            <text:p>Rak A3</text:p>
          </table:table-cell>
          <table:table-cell office:value-type="string">
            <text:p>Physical Locations / GBA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b1</text:p>
          </table:table-cell>
          <table:table-cell office:value-type="string">
            <text:p>Rak B1</text:p>
          </table:table-cell>
          <table:table-cell office:value-type="string">
            <text:p>Physical Locations / GBA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b2</text:p>
          </table:table-cell>
          <table:table-cell office:value-type="string">
            <text:p>Rak B2</text:p>
          </table:table-cell>
          <table:table-cell office:value-type="string">
            <text:p>Physical Locations / GBA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b3</text:p>
          </table:table-cell>
          <table:table-cell office:value-type="string">
            <text:p>Rak B3</text:p>
          </table:table-cell>
          <table:table-cell office:value-type="string">
            <text:p>Physical Locations / GBA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1</text:p>
          </table:table-cell>
          <table:table-cell office:value-type="string">
            <text:p>Palet C1</text:p>
          </table:table-cell>
          <table:table-cell office:value-type="string">
            <text:p>Physical Locations / GBA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2</text:p>
          </table:table-cell>
          <table:table-cell office:value-type="string">
            <text:p>Palet C2</text:p>
          </table:table-cell>
          <table:table-cell office:value-type="string">
            <text:p>Physical Locations / GBA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area_karantina</text:p>
          </table:table-cell>
          <table:table-cell office:value-type="string">
            <text:p>Area Karantina</text:p>
          </table:table-cell>
          <table:table-cell office:value-type="string">
            <text:p>Physical Locations / GBA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1</text:p>
          </table:table-cell>
          <table:table-cell office:value-type="string">
            <text:p>Rak A1</text:p>
          </table:table-cell>
          <table:table-cell office:value-type="string">
            <text:p>Physical Locations / GBA / Stock / Area Karantina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2</text:p>
          </table:table-cell>
          <table:table-cell office:value-type="string">
            <text:p>Rak A2</text:p>
          </table:table-cell>
          <table:table-cell office:value-type="string">
            <text:p>Physical Locations / GBA / Stock / Area Karantina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</text:p>
          </table:table-cell>
          <table:table-cell office:value-type="string">
            <text:p>Palet B1</text:p>
          </table:table-cell>
          <table:table-cell office:value-type="string">
            <text:p>Physical Locations / GBA / Stock / Area Karantina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</text:p>
          </table:table-cell>
          <table:table-cell office:value-type="string">
            <text:p>Palet B2</text:p>
          </table:table-cell>
          <table:table-cell office:value-type="string">
            <text:p>Physical Locations / GBA / Stock / Area Karantina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area_penyimpanan_bahan_baku_liquid</text:p>
          </table:table-cell>
          <table:table-cell office:value-type="string">
            <text:p>Area Penyimpanan Bahan Baku Liquid</text:p>
          </table:table-cell>
          <table:table-cell office:value-type="string">
            <text:p>Physical Locations / GBA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</text:p>
          </table:table-cell>
          <table:table-cell office:value-type="string">
            <text:p>Palet A1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</text:p>
          </table:table-cell>
          <table:table-cell office:value-type="string">
            <text:p>Palet A2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3</text:p>
          </table:table-cell>
          <table:table-cell office:value-type="string">
            <text:p>Palet A3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4</text:p>
          </table:table-cell>
          <table:table-cell office:value-type="string">
            <text:p>Palet A4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</text:p>
          </table:table-cell>
          <table:table-cell office:value-type="string">
            <text:p>Palet B1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</text:p>
          </table:table-cell>
          <table:table-cell office:value-type="string">
            <text:p>Palet B2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3</text:p>
          </table:table-cell>
          <table:table-cell office:value-type="string">
            <text:p>Palet B3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4</text:p>
          </table:table-cell>
          <table:table-cell office:value-type="string">
            <text:p>Palet B4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1</text:p>
          </table:table-cell>
          <table:table-cell office:value-type="string">
            <text:p>Palet C1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2</text:p>
          </table:table-cell>
          <table:table-cell office:value-type="string">
            <text:p>Palet C2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3</text:p>
          </table:table-cell>
          <table:table-cell office:value-type="string">
            <text:p>Palet C3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4</text:p>
          </table:table-cell>
          <table:table-cell office:value-type="string">
            <text:p>Palet C4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1</text:p>
          </table:table-cell>
          <table:table-cell office:value-type="string">
            <text:p>Palet D1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2</text:p>
          </table:table-cell>
          <table:table-cell office:value-type="string">
            <text:p>Palet D2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3</text:p>
          </table:table-cell>
          <table:table-cell office:value-type="string">
            <text:p>Palet D3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4</text:p>
          </table:table-cell>
          <table:table-cell office:value-type="string">
            <text:p>Palet D4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5</text:p>
          </table:table-cell>
          <table:table-cell office:value-type="string">
            <text:p>Palet D5</text:p>
          </table:table-cell>
          <table:table-cell office:value-type="string">
            <text:p>Physical Locations / GBA / Stock / Area Penyimpanan Bahan Baku Liquid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gudang_betalaktam</text:p>
          </table:table-cell>
          <table:table-cell office:value-type="string">
            <text:p>Gudang Betalaktam</text:p>
          </table:table-cell>
          <table:table-cell office:value-type="string">
            <text:p>Physical Locations / GBA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</text:p>
          </table:table-cell>
          <table:table-cell office:value-type="string">
            <text:p>Palet A1</text:p>
          </table:table-cell>
          <table:table-cell office:value-type="string">
            <text:p>Physical Locations / GBA / Stock / Gudang Betalaktam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</text:p>
          </table:table-cell>
          <table:table-cell office:value-type="string">
            <text:p>Palet A2</text:p>
          </table:table-cell>
          <table:table-cell office:value-type="string">
            <text:p>Physical Locations / GBA / Stock / Gudang Betalaktam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3</text:p>
          </table:table-cell>
          <table:table-cell office:value-type="string">
            <text:p>Palet A3</text:p>
          </table:table-cell>
          <table:table-cell office:value-type="string">
            <text:p>Physical Locations / GBA / Stock / Gudang Betalaktam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4</text:p>
          </table:table-cell>
          <table:table-cell office:value-type="string">
            <text:p>Palet A4</text:p>
          </table:table-cell>
          <table:table-cell office:value-type="string">
            <text:p>Physical Locations / GBA / Stock / Gudang Betalaktam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5</text:p>
          </table:table-cell>
          <table:table-cell office:value-type="string">
            <text:p>Palet A5</text:p>
          </table:table-cell>
          <table:table-cell office:value-type="string">
            <text:p>Physical Locations / GBA / Stock / Gudang Betalaktam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gudang_bahan_awal_2</text:p>
          </table:table-cell>
          <table:table-cell office:value-type="string">
            <text:p>Stock 2</text:p>
          </table:table-cell>
          <table:table-cell office:value-type="string">
            <text:p>Physical Locations / GBA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</text:p>
          </table:table-cell>
          <table:table-cell office:value-type="string">
            <text:p>Palet A1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</text:p>
          </table:table-cell>
          <table:table-cell office:value-type="string">
            <text:p>Palet A2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3</text:p>
          </table:table-cell>
          <table:table-cell office:value-type="string">
            <text:p>Palet A3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4</text:p>
          </table:table-cell>
          <table:table-cell office:value-type="string">
            <text:p>Palet A4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</text:p>
          </table:table-cell>
          <table:table-cell office:value-type="string">
            <text:p>Palet B1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</text:p>
          </table:table-cell>
          <table:table-cell office:value-type="string">
            <text:p>Palet B2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3</text:p>
          </table:table-cell>
          <table:table-cell office:value-type="string">
            <text:p>Palet B3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4</text:p>
          </table:table-cell>
          <table:table-cell office:value-type="string">
            <text:p>Palet B4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1</text:p>
          </table:table-cell>
          <table:table-cell office:value-type="string">
            <text:p>Palet C1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2</text:p>
          </table:table-cell>
          <table:table-cell office:value-type="string">
            <text:p>Palet C2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3</text:p>
          </table:table-cell>
          <table:table-cell office:value-type="string">
            <text:p>Palet C3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4</text:p>
          </table:table-cell>
          <table:table-cell office:value-type="string">
            <text:p>Palet C4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1</text:p>
          </table:table-cell>
          <table:table-cell office:value-type="string">
            <text:p>Palet D1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2</text:p>
          </table:table-cell>
          <table:table-cell office:value-type="string">
            <text:p>Palet D2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3</text:p>
          </table:table-cell>
          <table:table-cell office:value-type="string">
            <text:p>Palet D3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4</text:p>
          </table:table-cell>
          <table:table-cell office:value-type="string">
            <text:p>Palet D4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5</text:p>
          </table:table-cell>
          <table:table-cell office:value-type="string">
            <text:p>Palet D5</text:p>
          </table:table-cell>
          <table:table-cell office:value-type="string">
            <text:p>Physical Locations / GBA / Stock / Stock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gudang_bahan_awal_3</text:p>
          </table:table-cell>
          <table:table-cell office:value-type="string">
            <text:p>Stock 3</text:p>
          </table:table-cell>
          <table:table-cell office:value-type="string">
            <text:p>Physical Locations / GBA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</text:p>
          </table:table-cell>
          <table:table-cell office:value-type="string">
            <text:p>Palet A1</text:p>
          </table:table-cell>
          <table:table-cell office:value-type="string">
            <text:p>Physical Locations / GBA / Stock / Stock 3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</text:p>
          </table:table-cell>
          <table:table-cell office:value-type="string">
            <text:p>Palet A2</text:p>
          </table:table-cell>
          <table:table-cell office:value-type="string">
            <text:p>Physical Locations / GBA / Stock / Stock 3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3</text:p>
          </table:table-cell>
          <table:table-cell office:value-type="string">
            <text:p>Palet A3</text:p>
          </table:table-cell>
          <table:table-cell office:value-type="string">
            <text:p>Physical Locations / GBA / Stock / Stock 3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4</text:p>
          </table:table-cell>
          <table:table-cell office:value-type="string">
            <text:p>Palet A4</text:p>
          </table:table-cell>
          <table:table-cell office:value-type="string">
            <text:p>Physical Locations / GBA / Stock / Stock 3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5</text:p>
          </table:table-cell>
          <table:table-cell office:value-type="string">
            <text:p>Palet A5</text:p>
          </table:table-cell>
          <table:table-cell office:value-type="string">
            <text:p>Physical Locations / GBA / Stock / Stock 3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gudang_bahan_kemas</text:p>
          </table:table-cell>
          <table:table-cell office:value-type="string">
            <text:p>Gudang Bahan Kemas</text:p>
          </table:table-cell>
          <table:table-cell office:value-type="string">
            <text:p>Physical Locations / GBK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gudang_bahan_kemas_primer_1</text:p>
          </table:table-cell>
          <table:table-cell office:value-type="string">
            <text:p>Stock Primer 1</text:p>
          </table:table-cell>
          <table:table-cell office:value-type="string">
            <text:p>Physical Locations / GBK / Stock / Gudang Bahan Kemas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</text:p>
          </table:table-cell>
          <table:table-cell office:value-type="string">
            <text:p>Palet A1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</text:p>
          </table:table-cell>
          <table:table-cell office:value-type="string">
            <text:p>Palet A2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3</text:p>
          </table:table-cell>
          <table:table-cell office:value-type="string">
            <text:p>Palet A3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4</text:p>
          </table:table-cell>
          <table:table-cell office:value-type="string">
            <text:p>Palet A4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5</text:p>
          </table:table-cell>
          <table:table-cell office:value-type="string">
            <text:p>Palet A5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6</text:p>
          </table:table-cell>
          <table:table-cell office:value-type="string">
            <text:p>Palet A6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7</text:p>
          </table:table-cell>
          <table:table-cell office:value-type="string">
            <text:p>Palet A7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8</text:p>
          </table:table-cell>
          <table:table-cell office:value-type="string">
            <text:p>Palet A8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9</text:p>
          </table:table-cell>
          <table:table-cell office:value-type="string">
            <text:p>Palet A9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0</text:p>
          </table:table-cell>
          <table:table-cell office:value-type="string">
            <text:p>Palet A10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1</text:p>
          </table:table-cell>
          <table:table-cell office:value-type="string">
            <text:p>Palet A11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2</text:p>
          </table:table-cell>
          <table:table-cell office:value-type="string">
            <text:p>Palet A12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3</text:p>
          </table:table-cell>
          <table:table-cell office:value-type="string">
            <text:p>Palet A13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4</text:p>
          </table:table-cell>
          <table:table-cell office:value-type="string">
            <text:p>Palet A14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5</text:p>
          </table:table-cell>
          <table:table-cell office:value-type="string">
            <text:p>Palet A15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6</text:p>
          </table:table-cell>
          <table:table-cell office:value-type="string">
            <text:p>Palet A16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7</text:p>
          </table:table-cell>
          <table:table-cell office:value-type="string">
            <text:p>Palet A17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8</text:p>
          </table:table-cell>
          <table:table-cell office:value-type="string">
            <text:p>Palet A18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9</text:p>
          </table:table-cell>
          <table:table-cell office:value-type="string">
            <text:p>Palet A19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0</text:p>
          </table:table-cell>
          <table:table-cell office:value-type="string">
            <text:p>Palet A20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1</text:p>
          </table:table-cell>
          <table:table-cell office:value-type="string">
            <text:p>Palet A21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2</text:p>
          </table:table-cell>
          <table:table-cell office:value-type="string">
            <text:p>Palet A22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3</text:p>
          </table:table-cell>
          <table:table-cell office:value-type="string">
            <text:p>Palet A23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4</text:p>
          </table:table-cell>
          <table:table-cell office:value-type="string">
            <text:p>Palet A24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5</text:p>
          </table:table-cell>
          <table:table-cell office:value-type="string">
            <text:p>Palet A25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6</text:p>
          </table:table-cell>
          <table:table-cell office:value-type="string">
            <text:p>Palet A26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7</text:p>
          </table:table-cell>
          <table:table-cell office:value-type="string">
            <text:p>Palet A27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8</text:p>
          </table:table-cell>
          <table:table-cell office:value-type="string">
            <text:p>Palet A28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9</text:p>
          </table:table-cell>
          <table:table-cell office:value-type="string">
            <text:p>Palet A29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30</text:p>
          </table:table-cell>
          <table:table-cell office:value-type="string">
            <text:p>Palet A30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31</text:p>
          </table:table-cell>
          <table:table-cell office:value-type="string">
            <text:p>Palet A31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32</text:p>
          </table:table-cell>
          <table:table-cell office:value-type="string">
            <text:p>Palet A32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</text:p>
          </table:table-cell>
          <table:table-cell office:value-type="string">
            <text:p>Palet B1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</text:p>
          </table:table-cell>
          <table:table-cell office:value-type="string">
            <text:p>Palet B2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3</text:p>
          </table:table-cell>
          <table:table-cell office:value-type="string">
            <text:p>Palet B3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4</text:p>
          </table:table-cell>
          <table:table-cell office:value-type="string">
            <text:p>Palet B4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5</text:p>
          </table:table-cell>
          <table:table-cell office:value-type="string">
            <text:p>Palet B5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6</text:p>
          </table:table-cell>
          <table:table-cell office:value-type="string">
            <text:p>Palet B6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7</text:p>
          </table:table-cell>
          <table:table-cell office:value-type="string">
            <text:p>Palet B7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8</text:p>
          </table:table-cell>
          <table:table-cell office:value-type="string">
            <text:p>Palet B8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9</text:p>
          </table:table-cell>
          <table:table-cell office:value-type="string">
            <text:p>Palet B9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0</text:p>
          </table:table-cell>
          <table:table-cell office:value-type="string">
            <text:p>Palet B10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1</text:p>
          </table:table-cell>
          <table:table-cell office:value-type="string">
            <text:p>Palet B11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2</text:p>
          </table:table-cell>
          <table:table-cell office:value-type="string">
            <text:p>Palet B12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3</text:p>
          </table:table-cell>
          <table:table-cell office:value-type="string">
            <text:p>Palet B13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4</text:p>
          </table:table-cell>
          <table:table-cell office:value-type="string">
            <text:p>Palet B14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5</text:p>
          </table:table-cell>
          <table:table-cell office:value-type="string">
            <text:p>Palet B15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6</text:p>
          </table:table-cell>
          <table:table-cell office:value-type="string">
            <text:p>Palet B16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7</text:p>
          </table:table-cell>
          <table:table-cell office:value-type="string">
            <text:p>Palet B17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8</text:p>
          </table:table-cell>
          <table:table-cell office:value-type="string">
            <text:p>Palet B18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9</text:p>
          </table:table-cell>
          <table:table-cell office:value-type="string">
            <text:p>Palet B19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0</text:p>
          </table:table-cell>
          <table:table-cell office:value-type="string">
            <text:p>Palet B20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1</text:p>
          </table:table-cell>
          <table:table-cell office:value-type="string">
            <text:p>Palet B21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2</text:p>
          </table:table-cell>
          <table:table-cell office:value-type="string">
            <text:p>Palet B22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3</text:p>
          </table:table-cell>
          <table:table-cell office:value-type="string">
            <text:p>Palet B23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4</text:p>
          </table:table-cell>
          <table:table-cell office:value-type="string">
            <text:p>Palet B24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5</text:p>
          </table:table-cell>
          <table:table-cell office:value-type="string">
            <text:p>Palet B25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6</text:p>
          </table:table-cell>
          <table:table-cell office:value-type="string">
            <text:p>Palet B26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7</text:p>
          </table:table-cell>
          <table:table-cell office:value-type="string">
            <text:p>Palet B27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8</text:p>
          </table:table-cell>
          <table:table-cell office:value-type="string">
            <text:p>Palet B28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9</text:p>
          </table:table-cell>
          <table:table-cell office:value-type="string">
            <text:p>Palet B29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30</text:p>
          </table:table-cell>
          <table:table-cell office:value-type="string">
            <text:p>Palet B30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31</text:p>
          </table:table-cell>
          <table:table-cell office:value-type="string">
            <text:p>Palet B31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32</text:p>
          </table:table-cell>
          <table:table-cell office:value-type="string">
            <text:p>Palet B32</text:p>
          </table:table-cell>
          <table:table-cell office:value-type="string">
            <text:p>Physical Locations / GBK / Stock / Stock Primer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area_terkondisikan</text:p>
          </table:table-cell>
          <table:table-cell office:value-type="string">
            <text:p>Area Terkondisikan</text:p>
          </table:table-cell>
          <table:table-cell office:value-type="string">
            <text:p>Physical Locations / GBK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1</text:p>
          </table:table-cell>
          <table:table-cell office:value-type="string">
            <text:p>Rak A1</text:p>
          </table:table-cell>
          <table:table-cell office:value-type="string">
            <text:p>Physical Locations / GBK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2</text:p>
          </table:table-cell>
          <table:table-cell office:value-type="string">
            <text:p>Rak A2</text:p>
          </table:table-cell>
          <table:table-cell office:value-type="string">
            <text:p>Physical Locations / GBK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b_b1</text:p>
          </table:table-cell>
          <table:table-cell office:value-type="string">
            <text:p>Rab B1</text:p>
          </table:table-cell>
          <table:table-cell office:value-type="string">
            <text:p>Physical Locations / GBK / Stock / Area Terkondisik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b_b2</text:p>
          </table:table-cell>
          <table:table-cell office:value-type="string">
            <text:p>Rab B2</text:p>
          </table:table-cell>
          <table:table-cell office:value-type="string">
            <text:p>Physical Locations / GBK / Stock / Area Terkondisikan</text:p>
          </table:table-cell>
          <table:table-cell office:value-type="string">
            <text:p>Internal Location</text:p>
          </table:table-cell>
        </table:table-row>
        <table:table-row table:style-name="ro2">
          <table:table-cell office:value-type="string">
            <text:p>loc_area_karantina</text:p>
          </table:table-cell>
          <table:table-cell office:value-type="string">
            <text:p>Area Karantina</text:p>
          </table:table-cell>
          <table:table-cell office:value-type="string">
            <text:p>Physical Locations / GBK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</text:p>
          </table:table-cell>
          <table:table-cell office:value-type="string">
            <text:p>Palet A1</text:p>
          </table:table-cell>
          <table:table-cell office:value-type="string">
            <text:p>Physical Locations / GBK / Stock / Area Karantina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</text:p>
          </table:table-cell>
          <table:table-cell office:value-type="string">
            <text:p>Palet A2</text:p>
          </table:table-cell>
          <table:table-cell office:value-type="string">
            <text:p>Physical Locations / GBK / Stock / Area Karantina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gudang_bahan_kemas_primer_2</text:p>
          </table:table-cell>
          <table:table-cell office:value-type="string">
            <text:p>Stock Primer 2</text:p>
          </table:table-cell>
          <table:table-cell office:value-type="string">
            <text:p>Physical Locations / GBK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a_7_palet</text:p>
          </table:table-cell>
          <table:table-cell office:value-type="string">
            <text:p>Blok A 7 Palet</text:p>
          </table:table-cell>
          <table:table-cell office:value-type="string">
            <text:p>Physical Locations / GBK / Stock / Stock Primer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b_7_palet</text:p>
          </table:table-cell>
          <table:table-cell office:value-type="string">
            <text:p>Blok B 7 Palet</text:p>
          </table:table-cell>
          <table:table-cell office:value-type="string">
            <text:p>Physical Locations / GBK / Stock / Stock Primer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c_7_palet</text:p>
          </table:table-cell>
          <table:table-cell office:value-type="string">
            <text:p>Blok C 7 Palet</text:p>
          </table:table-cell>
          <table:table-cell office:value-type="string">
            <text:p>Physical Locations / GBK / Stock / Stock Primer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d_7_palet</text:p>
          </table:table-cell>
          <table:table-cell office:value-type="string">
            <text:p>Blok D 7 Palet</text:p>
          </table:table-cell>
          <table:table-cell office:value-type="string">
            <text:p>Physical Locations / GBK / Stock / Stock Primer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gudang_bahan_kemas_primer_3_ampul</text:p>
          </table:table-cell>
          <table:table-cell office:value-type="string">
            <text:p>Stock Primer 3 Ampul</text:p>
          </table:table-cell>
          <table:table-cell office:value-type="string">
            <text:p>Physical Locations / GBK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a_12_palet</text:p>
          </table:table-cell>
          <table:table-cell office:value-type="string">
            <text:p>Blok A 12 Palet</text:p>
          </table:table-cell>
          <table:table-cell office:value-type="string">
            <text:p>Physical Locations / GBK / Stock / Stock Primer 3 Ampul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b_6_palet</text:p>
          </table:table-cell>
          <table:table-cell office:value-type="string">
            <text:p>Blok B 6 Palet</text:p>
          </table:table-cell>
          <table:table-cell office:value-type="string">
            <text:p>Physical Locations / GBK / Stock / Stock Primer 3 Ampul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c_6_palet</text:p>
          </table:table-cell>
          <table:table-cell office:value-type="string">
            <text:p>Blok C 6 Palet</text:p>
          </table:table-cell>
          <table:table-cell office:value-type="string">
            <text:p>Physical Locations / GBK / Stock / Stock Primer 3 Ampul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gudang_bahan_kemas_sekunder_1_brosur_dan_leflet</text:p>
          </table:table-cell>
          <table:table-cell office:value-type="string">
            <text:p>Stock Sekunder 1 Brosur dan Leflet</text:p>
          </table:table-cell>
          <table:table-cell office:value-type="string">
            <text:p>Physical Locations / GBK / Stock</text:p>
          </table:table-cell>
          <table:table-cell office:value-type="string">
            <text:p>Internal Location</text:p>
          </table:table-cell>
        </table:table-row>
        <table:table-row table:style-name="ro3">
          <table:table-cell office:value-type="string">
            <text:p>loc_blok_a_5_lemari</text:p>
          </table:table-cell>
          <table:table-cell office:value-type="string">
            <text:p>Blok A 5 Lemari</text:p>
          </table:table-cell>
          <table:table-cell office:value-type="string">
            <text:p>Physical Locations / GBK / Stock / <text:span text:style-name="T1">Stock Sekunder 1 Brosur dan Leflet</text:span></text:p>
          </table:table-cell>
          <table:table-cell office:value-type="string">
            <text:p>Internal Location</text:p>
          </table:table-cell>
        </table:table-row>
        <table:table-row table:style-name="ro3">
          <table:table-cell office:value-type="string">
            <text:p>loc_blok_b_3_lemari</text:p>
          </table:table-cell>
          <table:table-cell office:value-type="string">
            <text:p>Blok B 3 Lemari</text:p>
          </table:table-cell>
          <table:table-cell office:value-type="string">
            <text:p>Physical Locations / GBK / Stock / <text:span text:style-name="T1">Stock Sekunder 1 Brosur dan Leflet</text:span></text:p>
          </table:table-cell>
          <table:table-cell office:value-type="string">
            <text:p>Internal Location</text:p>
          </table:table-cell>
        </table:table-row>
        <table:table-row table:style-name="ro3">
          <table:table-cell office:value-type="string">
            <text:p>loc_blok_c_3_lemari_</text:p>
          </table:table-cell>
          <table:table-cell office:value-type="string">
            <text:p>Blok C 3 Lemari </text:p>
          </table:table-cell>
          <table:table-cell office:value-type="string">
            <text:p>Physical Locations / GBK / Stock / <text:span text:style-name="T1">Stock Sekunder 1 Brosur dan Leflet</text:span></text:p>
          </table:table-cell>
          <table:table-cell office:value-type="string">
            <text:p>Internal Location</text:p>
          </table:table-cell>
        </table:table-row>
        <table:table-row table:style-name="ro3">
          <table:table-cell office:value-type="string">
            <text:p>loc_blok_4_lemari_</text:p>
          </table:table-cell>
          <table:table-cell office:value-type="string">
            <text:p>Blok 4 Lemari </text:p>
          </table:table-cell>
          <table:table-cell office:value-type="string">
            <text:p>Physical Locations / GBK / Stock / <text:span text:style-name="T1">Stock Sekunder 1 Brosur dan Leflet</text:span></text:p>
          </table:table-cell>
          <table:table-cell office:value-type="string">
            <text:p>Internal Location</text:p>
          </table:table-cell>
        </table:table-row>
        <table:table-row table:style-name="ro3">
          <table:table-cell office:value-type="string">
            <text:p>loc_blok_e_1_rak</text:p>
          </table:table-cell>
          <table:table-cell office:value-type="string">
            <text:p>Blok E 1 Rak</text:p>
          </table:table-cell>
          <table:table-cell office:value-type="string">
            <text:p>Physical Locations / GBK / Stock / <text:span text:style-name="T1">Stock Sekunder 1 Brosur dan Leflet</text:span>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area_karantina</text:p>
          </table:table-cell>
          <table:table-cell office:value-type="string">
            <text:p>Area Karantina</text:p>
          </table:table-cell>
          <table:table-cell office:value-type="string">
            <text:p>Physical Locations / GBK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a_1_palet</text:p>
          </table:table-cell>
          <table:table-cell office:value-type="string">
            <text:p>Blok A 1 Palet</text:p>
          </table:table-cell>
          <table:table-cell office:value-type="string">
            <text:p>Physical Locations / GBK / Stock / Area Karantina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gudang_corbox</text:p>
          </table:table-cell>
          <table:table-cell office:value-type="string">
            <text:p>Gudang Corbox</text:p>
          </table:table-cell>
          <table:table-cell office:value-type="string">
            <text:p>Physical Locations / GBK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</text:p>
          </table:table-cell>
          <table:table-cell office:value-type="string">
            <text:p>Palet A1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2</text:p>
          </table:table-cell>
          <table:table-cell office:value-type="string">
            <text:p>Palet A2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3</text:p>
          </table:table-cell>
          <table:table-cell office:value-type="string">
            <text:p>Palet A3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4</text:p>
          </table:table-cell>
          <table:table-cell office:value-type="string">
            <text:p>Palet A4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5</text:p>
          </table:table-cell>
          <table:table-cell office:value-type="string">
            <text:p>Palet A5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6</text:p>
          </table:table-cell>
          <table:table-cell office:value-type="string">
            <text:p>Palet A6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7</text:p>
          </table:table-cell>
          <table:table-cell office:value-type="string">
            <text:p>Palet A7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8</text:p>
          </table:table-cell>
          <table:table-cell office:value-type="string">
            <text:p>Palet A8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9</text:p>
          </table:table-cell>
          <table:table-cell office:value-type="string">
            <text:p>Palet A9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a10</text:p>
          </table:table-cell>
          <table:table-cell office:value-type="string">
            <text:p>Palet A10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1</text:p>
          </table:table-cell>
          <table:table-cell office:value-type="string">
            <text:p>Palet B1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2</text:p>
          </table:table-cell>
          <table:table-cell office:value-type="string">
            <text:p>Palet B2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3</text:p>
          </table:table-cell>
          <table:table-cell office:value-type="string">
            <text:p>Palet B3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4</text:p>
          </table:table-cell>
          <table:table-cell office:value-type="string">
            <text:p>Palet B4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5</text:p>
          </table:table-cell>
          <table:table-cell office:value-type="string">
            <text:p>Palet B5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6</text:p>
          </table:table-cell>
          <table:table-cell office:value-type="string">
            <text:p>Palet B6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b7</text:p>
          </table:table-cell>
          <table:table-cell office:value-type="string">
            <text:p>Palet B7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1</text:p>
          </table:table-cell>
          <table:table-cell office:value-type="string">
            <text:p>Palet C1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2</text:p>
          </table:table-cell>
          <table:table-cell office:value-type="string">
            <text:p>Palet C2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3</text:p>
          </table:table-cell>
          <table:table-cell office:value-type="string">
            <text:p>Palet C3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4</text:p>
          </table:table-cell>
          <table:table-cell office:value-type="string">
            <text:p>Palet C4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c5</text:p>
          </table:table-cell>
          <table:table-cell office:value-type="string">
            <text:p>Palet C5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1</text:p>
          </table:table-cell>
          <table:table-cell office:value-type="string">
            <text:p>Palet D1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2</text:p>
          </table:table-cell>
          <table:table-cell office:value-type="string">
            <text:p>Palet D2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3</text:p>
          </table:table-cell>
          <table:table-cell office:value-type="string">
            <text:p>Palet D3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4</text:p>
          </table:table-cell>
          <table:table-cell office:value-type="string">
            <text:p>Palet D4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5</text:p>
          </table:table-cell>
          <table:table-cell office:value-type="string">
            <text:p>Palet D5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6</text:p>
          </table:table-cell>
          <table:table-cell office:value-type="string">
            <text:p>Palet D6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palet_d7</text:p>
          </table:table-cell>
          <table:table-cell office:value-type="string">
            <text:p>Palet D7</text:p>
          </table:table-cell>
          <table:table-cell office:value-type="string">
            <text:p>Physical Locations / GBK / Stock / Gudang Corbox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area_penimbangan</text:p>
          </table:table-cell>
          <table:table-cell office:value-type="string">
            <text:p>Area Penimbangan</text:p>
          </table:table-cell>
          <table:table-cell office:value-type="string">
            <text:p>Physical Locations / GBK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a1</text:p>
          </table:table-cell>
          <table:table-cell office:value-type="string">
            <text:p>Rak A1</text:p>
          </table:table-cell>
          <table:table-cell office:value-type="string">
            <text:p>Physical Locations / GBK / Stock / Area Penimbang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b1</text:p>
          </table:table-cell>
          <table:table-cell office:value-type="string">
            <text:p>Rak B1</text:p>
          </table:table-cell>
          <table:table-cell office:value-type="string">
            <text:p>Physical Locations / GBK / Stock / Area Penimbang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b2</text:p>
          </table:table-cell>
          <table:table-cell office:value-type="string">
            <text:p>Rak B2</text:p>
          </table:table-cell>
          <table:table-cell office:value-type="string">
            <text:p>Physical Locations / GBK / Stock / Area Penimbang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rak_c1</text:p>
          </table:table-cell>
          <table:table-cell office:value-type="string">
            <text:p>Rak C1</text:p>
          </table:table-cell>
          <table:table-cell office:value-type="string">
            <text:p>Physical Locations / GBK / Stock / Area Penimbangan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gudang_obat_jadi_pusat</text:p>
          </table:table-cell>
          <table:table-cell office:value-type="string">
            <text:p>Gudang Obat Jadi Pusat</text:p>
          </table:table-cell>
          <table:table-cell office:value-type="string">
            <text:p>Physical Locations / GOJ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a_45_palet</text:p>
          </table:table-cell>
          <table:table-cell office:value-type="string">
            <text:p>Blok A 45 Palet</text:p>
          </table:table-cell>
          <table:table-cell office:value-type="string">
            <text:p>Physical Locations / GOJ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b_32_palet</text:p>
          </table:table-cell>
          <table:table-cell office:value-type="string">
            <text:p>Blok B 32 Palet</text:p>
          </table:table-cell>
          <table:table-cell office:value-type="string">
            <text:p>Physical Locations / GOJ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area_terkondisikan_1</text:p>
          </table:table-cell>
          <table:table-cell office:value-type="string">
            <text:p>Area Terkondisikan 1</text:p>
          </table:table-cell>
          <table:table-cell office:value-type="string">
            <text:p>Physical Locations / GOJ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a_3_palet</text:p>
          </table:table-cell>
          <table:table-cell office:value-type="string">
            <text:p>Blok A 3 Palet</text:p>
          </table:table-cell>
          <table:table-cell office:value-type="string">
            <text:p>Physical Locations / GOJ / Stock / Area Terkondisikan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b_3_palet</text:p>
          </table:table-cell>
          <table:table-cell office:value-type="string">
            <text:p>Blok B 3 Palet</text:p>
          </table:table-cell>
          <table:table-cell office:value-type="string">
            <text:p>Physical Locations / GOJ / Stock / Area Terkondisikan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c_3_palet</text:p>
          </table:table-cell>
          <table:table-cell office:value-type="string">
            <text:p>Blok C 3 Palet</text:p>
          </table:table-cell>
          <table:table-cell office:value-type="string">
            <text:p>Physical Locations / GOJ / Stock / Area Terkondisikan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d_3_palet</text:p>
          </table:table-cell>
          <table:table-cell office:value-type="string">
            <text:p>Blok D 3 Palet</text:p>
          </table:table-cell>
          <table:table-cell office:value-type="string">
            <text:p>Physical Locations / GOJ / Stock / Area Terkondisikan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e_3_palet</text:p>
          </table:table-cell>
          <table:table-cell office:value-type="string">
            <text:p>Blok E 3 Palet</text:p>
          </table:table-cell>
          <table:table-cell office:value-type="string">
            <text:p>Physical Locations / GOJ / Stock / Area Terkondisikan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f_5_palet</text:p>
          </table:table-cell>
          <table:table-cell office:value-type="string">
            <text:p>Blok F 5 Palet</text:p>
          </table:table-cell>
          <table:table-cell office:value-type="string">
            <text:p>Physical Locations / GOJ / Stock / Area Terkondisikan 1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area_terkondisikan_2</text:p>
          </table:table-cell>
          <table:table-cell office:value-type="string">
            <text:p>Area Terkondisikan 2</text:p>
          </table:table-cell>
          <table:table-cell office:value-type="string">
            <text:p>Physical Locations / GOJ / Stock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a_4_palet</text:p>
          </table:table-cell>
          <table:table-cell office:value-type="string">
            <text:p>Blok A 4 Palet</text:p>
          </table:table-cell>
          <table:table-cell office:value-type="string">
            <text:p>Physical Locations / GOJ / Stock / Area Terkondisikan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b_4_palet</text:p>
          </table:table-cell>
          <table:table-cell office:value-type="string">
            <text:p>Blok B 4 Palet</text:p>
          </table:table-cell>
          <table:table-cell office:value-type="string">
            <text:p>Physical Locations / GOJ / Stock / Area Terkondisikan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_blok_c_4_palet</text:p>
          </table:table-cell>
          <table:table-cell office:value-type="string">
            <text:p><text:s/>Blok C 4 Palet</text:p>
          </table:table-cell>
          <table:table-cell office:value-type="string">
            <text:p>Physical Locations / GOJ / Stock / Area Terkondisikan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d_4_palet</text:p>
          </table:table-cell>
          <table:table-cell office:value-type="string">
            <text:p>Blok D 4 Palet</text:p>
          </table:table-cell>
          <table:table-cell office:value-type="string">
            <text:p>Physical Locations / GOJ / Stock / Area Terkondisikan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e_2_palet</text:p>
          </table:table-cell>
          <table:table-cell office:value-type="string">
            <text:p>Blok E 2 Palet</text:p>
          </table:table-cell>
          <table:table-cell office:value-type="string">
            <text:p>Physical Locations / GOJ / Stock / Area Terkondisikan 2</text:p>
          </table:table-cell>
          <table:table-cell office:value-type="string">
            <text:p>Internal Location</text:p>
          </table:table-cell>
        </table:table-row>
        <table:table-row table:style-name="ro1">
          <table:table-cell office:value-type="string">
            <text:p>loc_blok_f_2_blok</text:p>
          </table:table-cell>
          <table:table-cell office:value-type="string">
            <text:p>Blok F 2 Blok</text:p>
          </table:table-cell>
          <table:table-cell office:value-type="string">
            <text:p>Physical Locations / GOJ / Stock / Area Terkondisikan 2</text:p>
          </table:table-cell>
          <table:table-cell office:value-type="string">
            <text:p>Internal Loc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9/14/2015</text:date>, <text:time>13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3:12:37</dc:date>
    <dc:creator>akhmad daniel sembiring</dc:creator>
    <meta:document-statistic meta:table-count="1" meta:cell-count="920" meta:object-count="0"/>
    <meta:generator>OpenOffice.org/3.4$Unix OpenOffice.org_project/340m1$Build-9590</meta:generator>
  </office:meta>
</office:document-meta>
</file>